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10.07cm"/>
    </style:style>
    <style:style style:name="co17" style:family="table-column">
      <style:table-column-properties fo:break-before="auto" style:column-width="7.019cm"/>
    </style:style>
    <style:style style:name="co18" style:family="table-column">
      <style:table-column-properties fo:break-before="auto" style:column-width="2.484cm"/>
    </style:style>
    <style:style style:name="co19" style:family="table-column">
      <style:table-column-properties fo:break-before="auto" style:column-width="1.7cm"/>
    </style:style>
    <style:style style:name="co20" style:family="table-column">
      <style:table-column-properties fo:break-before="auto" style:column-width="8.962cm"/>
    </style:style>
    <style:style style:name="co21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나눔고딕" style:font-name-asian="나눔고딕1" style:font-name-complex="FreeSans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border="0.06pt solid #000000" style:direction="ltr"/>
      <style:paragraph-properties fo:text-align="center" fo:margin-left="0cm"/>
    </style:style>
    <style:style style:name="ce8" style:family="table-cell" style:parent-style-name="Default">
      <style:table-cell-properties style:glyph-orientation-vertical="0" fo:wrap-option="wrap" style:direction="lt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direction="lt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ccff" fo:border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PACK" table:style-name="ta1">
        <table:shapes>
          <draw:frame draw:z-index="0" draw:style-name="gr1" draw:text-style-name="P1" svg:width="29.982cm" svg:height="14.051cm" svg:x="102.183cm" svg:y="16.283cm">
            <draw:object draw:notify-on-update-of-ranges="LAPACK.AN7:LAPACK.AN36 LAPACK.AO7:LAPACK.A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ce9"/>
        <table:table-column table:style-name="co1" table:number-columns-repeated="2" table:default-cell-style-name="ce2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5" office:value-type="string" calcext:value-type="string">
            <text:p>parameter9</text:p>
          </table:table-cell>
          <table:table-cell table:style-name="ce5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5" office:value-type="string" calcext:value-type="string">
            <text:p>parameter12</text:p>
          </table:table-cell>
          <table:table-cell table:style-name="ce5" office:value-type="string" calcext:value-type="string">
            <text:p>parameter13</text:p>
          </table:table-cell>
          <table:table-cell table:style-name="ce5" office:value-type="string" calcext:value-type="string">
            <text:p>parameter14</text:p>
          </table:table-cell>
          <table:table-cell table:style-name="ce5" office:value-type="string" calcext:value-type="string">
            <text:p>parameter15</text:p>
          </table:table-cell>
          <table:table-cell table:style-name="ce5" office:value-type="string" calcext:value-type="string">
            <text:p>parameter16</text:p>
          </table:table-cell>
          <table:table-cell table:style-name="ce5" office:value-type="string" calcext:value-type="string">
            <text:p>parameter17</text:p>
          </table:table-cell>
          <table:table-cell table:style-name="ce5" office:value-type="string" calcext:value-type="string">
            <text:p>parameter18</text:p>
          </table:table-cell>
          <table:table-cell table:style-name="ce5" office:value-type="string" calcext:value-type="string">
            <text:p>parameter19</text:p>
          </table:table-cell>
          <table:table-cell table:style-name="ce5" office:value-type="string" calcext:value-type="string">
            <text:p>parameter20</text:p>
          </table:table-cell>
          <table:table-cell table:style-name="ce5" office:value-type="string" calcext:value-type="string">
            <text:p>parameter21</text:p>
          </table:table-cell>
          <table:table-cell table:style-name="ce5" office:value-type="string" calcext:value-type="string">
            <text:p>parameter22</text:p>
          </table:table-cell>
          <table:table-cell table:style-name="ce5" office:value-type="string" calcext:value-type="string">
            <text:p>parameter23</text:p>
          </table:table-cell>
          <table:table-cell table:style-name="ce5" office:value-type="string" calcext:value-type="string">
            <text:p>parameter24</text:p>
          </table:table-cell>
          <table:table-cell table:style-name="ce5" office:value-type="string" calcext:value-type="string">
            <text:p>parameter25</text:p>
          </table:table-cell>
          <table:table-cell table:style-name="ce5" office:value-type="string" calcext:value-type="string">
            <text:p>parameter26</text:p>
          </table:table-cell>
          <table:table-cell table:style-name="ce5" office:value-type="string" calcext:value-type="string">
            <text:p>parameter27</text:p>
          </table:table-cell>
          <table:table-cell table:style-name="ce5" office:value-type="string" calcext:value-type="string">
            <text:p>parameter28</text:p>
          </table:table-cell>
          <table:table-cell table:style-name="ce5" office:value-type="string" calcext:value-type="string">
            <text:p>parameter29</text:p>
          </table:table-cell>
          <table:table-cell table:style-name="ce6" office:value-type="string" calcext:value-type="string">
            <text:p>prefixes</text:p>
          </table:table-cell>
          <table:table-cell table:style-name="ce7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office:value-type="string" calcext:value-type="string">
            <text:p>http://www.netlib.org/lapack/lapacke.h</text:p>
          </table:table-cell>
          <table:table-cell office:value-type="string" calcext:value-type="string">
            <text:p>header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icl.utk.edu/~mgates3/docs/lapack.html</text:p>
          </table:table-cell>
          <table:table-cell office:value-type="string" calcext:value-type="string">
            <text:p>Function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netlib.org/lapack/explore-html/index.html</text:p>
          </table:table-cell>
          <table:table-cell office:value-type="string" calcext:value-type="string">
            <text:p>LAPACK 함수 자세한 설명</text:p>
          </table:table-cell>
          <table:table-cell table:style-name="ce10" office:value-type="string" calcext:value-type="string">
            <text:p>평균</text:p>
          </table:table-cell>
          <table:table-cell table:style-name="ce10" table:formula="of:=4387/339" office:value-type="float" office:value="12.9410029498525" calcext:value-type="float">
            <text:p>12.941002949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office:value-type="string" calcext:value-type="string">
            <text:p>표준편차</text:p>
          </table:table-cell>
          <table:table-cell table:style-name="ce10" table:formula="of:=STDEV([.AK2:.AK340])" office:value-type="float" office:value="5.9147844196353" calcext:value-type="float">
            <text:p>5.914784419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" office:value-type="string" calcext:value-type="string">
            <text:p>skew</text:p>
          </table:table-cell>
          <table:table-cell table:style-name="ce10" table:formula="of:=SKEW([.AO8:.AO36])" office:value-type="float" office:value="0.917284121761954" calcext:value-type="float">
            <text:p>0.91728412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arameter수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FREQUENCY([.AK2:.AK340];[.AN8:.AN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Default" table:number-columns-repeated="2"/>
          <table:table-cell table:number-columns-repeated="4"/>
        </table:table-row>
        <table:table-row table:style-name="ro1" table:number-rows-repeated="104823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BLAS" table:style-name="ta1">
        <table:shapes>
          <draw:frame draw:z-index="0" draw:style-name="gr1" draw:text-style-name="P1" svg:width="22.109cm" svg:height="13.129cm" svg:x="58.927cm" svg:y="3.633cm">
            <draw:object draw:notify-on-update-of-ranges="BLAS.AE8:BLAS.AE22 BLAS.AF8:BLAS.A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table:number-columns-repeated="2"/>
          <table:table-cell office:value-type="string" calcext:value-type="string">
            <text:p>http://www.wiris.com/editor/demo/ko/mathml-latex</text:p>
          </table:table-cell>
          <table:table-cell office:value-type="string" calcext:value-type="string">
            <text:p>MATHML, LaTeX 변환 페이지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G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*s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://www.netlib.org/lapack/lug/node145.html</text:p>
          </table:table-cell>
          <table:table-cell office:value-type="string" calcext:value-type="string">
            <text:p>BLAS function list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G</text:p>
          </table:table-cell>
          <table:table-cell table:style-name="ce11" office:value-type="string" calcext:value-type="string">
            <text:p>*d1</text:p>
          </table:table-cell>
          <table:table-cell table:style-name="ce11" office:value-type="string" calcext:value-type="string">
            <text:p>*d2</text:p>
          </table:table-cell>
          <table:table-cell table:style-name="ce11" office:value-type="string" calcext:value-type="string">
            <text:p>*b1</text:p>
          </table:table-cell>
          <table:table-cell table:style-name="ce11" office:value-type="string" calcext:value-type="string">
            <text:p>*b2</text:p>
          </table:table-cell>
          <table:table-cell table:style-name="ce11" office:value-type="string" calcext:value-type="string">
            <text:p>*P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19" office:value-type="string" calcext:value-type="string">
            <text:p>평균</text:p>
          </table:table-cell>
          <table:table-cell table:style-name="ce19" table:formula="of:=425/49" office:value-type="float" office:value="8.6734693877551" calcext:value-type="float">
            <text:p>8.6734693878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P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19" office:value-type="string" calcext:value-type="string">
            <text:p>표준편차</text:p>
          </table:table-cell>
          <table:table-cell table:style-name="ce19" table:formula="of:=STDEV([.Z4:.Z52])" office:value-type="float" office:value="3.02150785423909" calcext:value-type="float">
            <text:p>3.021507854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WAP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x\leftrightarrow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10" office:value-type="string" calcext:value-type="string">
            <text:p>skew</text:p>
          </table:table-cell>
          <table:table-cell table:style-name="ce10" table:formula="of:=SKEW([.AF9:.AF22])" office:value-type="float" office:value="0.648414145337634" calcext:value-type="float">
            <text:p>0.648414145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CAL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,CS,ZD</text:p>
          </table:table-cell>
          <table:table-cell table:style-name="ce16" office:value-type="string" calcext:value-type="string">
            <text:p>x\leftarrow\alph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CO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 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arameter수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AX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x+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matrix-columns-spanned="1" table:number-matrix-rows-spanned="15" table:formula="of:=FREQUENCY([.Z2:.Z50];[.AE9:.AE22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DS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U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u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C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c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H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_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DS</text:p>
          </table:table-cell>
          <table:table-cell table:style-name="ce16" office:value-type="string" calcext:value-type="string">
            <text:p>dot\leftarrow a+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NRM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nrm2\leftarrow{\left\|x\right\|}_2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ASU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asum\leftarrow{\left\|re(x)\right\|}_1+{\left\|im(x)\right\|}_1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BLAS_INDEX</text:p>
          </table:table-cell>
          <table:table-cell table:style-name="ce10" office:value-type="string" calcext:value-type="string">
            <text:p>I_AMAX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amax\leftarrow1^{st}k\ni\left|re(x_k)\right|+\left|im(x_k)\right|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L</text:p>
          </table:table-cell>
          <table:table-cell table:style-name="ce11" office:value-type="string" calcext:value-type="string">
            <text:p>KU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U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C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TransB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op(A)op(B)+\beta C,op(X)=X,X^T,X^H,C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AB+\beta C,C\leftarrow\alpha BA+\beta C,C-m\times n,A=A^T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C\leftarrow\alpha AB+\beta C,C\leftarrow\alpha BA+\beta C,C-m\times n,A=A^H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A^T+\beta C,C\leftarrow\alpha A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A^T+\beta C,C\leftarrow\alpha A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B^T+\alpha BA^T+\beta C,C\leftarrow\alpha A^TB+\alpha B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B^H+\overline\alpha BA^H+\beta C,C\leftarrow\alpha A^HB+\overline\alpha B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)B,B\leftarrow\alpha Bop(A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^{-1})B,B\leftarrow\alpha Bop(A^{-1}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6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BLAS.Z2:BLAS.Z5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00/00/00</text:date>, <text:time style:data-style-name="N2" text:time-value="09:52:21.44496071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5T10:34:17.445201096</dc:date>
    <meta:editing-duration>PT19H3M16S</meta:editing-duration>
    <meta:editing-cycles>50</meta:editing-cycles>
    <meta:generator>LibreOffice/4.2.8.2$Linux_X86_64 LibreOffice_project/420m0$Build-2</meta:generator>
    <meta:document-statistic meta:table-count="2" meta:cell-count="80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cm" svg:height="13.13cm" xlink:href=".." xlink:type="simple" chart:class="chart:bar" chart:style-name="ch1">
        <chart:title svg:x="8.3cm" svg:y="0.398cm" chart:style-name="ch2">
          <text:p>parameter수에 따른 빈도수</text:p>
        </chart:title>
        <chart:plot-area chart:style-name="ch3" table:cell-range-address="BLAS.AE8:BLAS.AF22" chart:data-source-has-labels="column" svg:x="0.442cm" svg:y="1.465cm" svg:width="21.226cm" svg:height="11.403cm">
          <chartooo:coordinate-region svg:x="1.063cm" svg:y="1.664cm" svg:width="20.605cm" svg:height="10.557cm"/>
          <chart:axis chart:dimension="x" chart:name="primary-x" chart:style-name="ch4" chartooo:axis-type="auto">
            <chartooo:date-scale/>
            <chart:categories table:cell-range-address="BLAS.AE8:BLAS.AE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LAS.AF8:BLAS.AF2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F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BLAS.AE8:BLAS.AE22</svg:desc>
                </draw:g>
              </table:table-cell>
              <table:table-cell office:value-type="float" office:value="NaN">
                <text:p>NaN</text:p>
                <draw:g>
                  <svg:desc>BLAS.AF8:BLAS.AF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83cm" svg:height="14.052cm" xlink:href=".." xlink:type="simple" chart:class="chart:bar" chart:style-name="ch1">
        <chart:title svg:x="12.17cm" svg:y="0.417cm" chart:style-name="ch2">
          <text:p>parameter 수에 따른 빈도수</text:p>
        </chart:title>
        <chart:plot-area chart:style-name="ch3" table:cell-range-address="LAPACK.AN7:LAPACK.AO36" chart:data-source-has-labels="column" svg:x="0.599cm" svg:y="1.503cm" svg:width="28.785cm" svg:height="12.268cm">
          <chartooo:coordinate-region svg:x="1.22cm" svg:y="1.702cm" svg:width="28.164cm" svg:height="11.024cm"/>
          <chart:axis chart:dimension="x" chart:name="primary-x" chart:style-name="ch4" chartooo:axis-type="auto">
            <chartooo:date-scale/>
            <chart:categories table:cell-range-address="LAPACK.AN7:LAPACK.AN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APACK.AO7:LAPACK.AO3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O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LAPACK.AN7:LAPACK.AN36</svg:desc>
                </draw:g>
              </table:table-cell>
              <table:table-cell office:value-type="float" office:value="NaN">
                <text:p>NaN</text:p>
                <draw:g>
                  <svg:desc>LAPACK.AO7:LAPACK.AO3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